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bitmap" draw:fill-image-name="a1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5">
      <style:drawing-page-properties draw:fill="bitmap" draw:fill-image-name="a17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5">
      <style:drawing-page-properties draw:fill="bitmap" draw:fill-image-name="a20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bitmap" draw:fill-image-name="a14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2">
      <style:drawing-page-properties draw:fill="bitmap" draw:fill-image-name="a11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4">
      <style:drawing-page-properties draw:fill="bitmap" draw:fill-image-name="a19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3">
      <style:drawing-page-properties draw:fill="bitmap" draw:fill-image-name="a1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3">
      <style:drawing-page-properties draw:fill="bitmap" draw:fill-image-name="a1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5">
      <style:drawing-page-properties draw:fill="bitmap" draw:fill-image-name="a16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3">
      <style:drawing-page-properties draw:fill="bitmap" draw:fill-image-name="a13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bitmap" draw:fill-image-name="a10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bitmap" draw:fill-image-name="a15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4">
      <style:drawing-page-properties draw:fill="bitmap" draw:fill-image-name="a18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1">
      <style:drawing-page-properties draw:fill="bitmap" draw:fill-image-name="a1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9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8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9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4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6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9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5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0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6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4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Trap Handling, Domain Crossing and System Calls</text:span><text:span text:style-name="a874" text:class-names=""/></text:p>
          </draw:text-box>
          <svg:title/>
          <svg:desc/>
        </draw:frame>
      </draw:page>
      <draw:page draw:name="Slide107" draw:style-name="a878" draw:master-page-name="Master1-Layout2-obj-Title-and-Content" presentation:presentation-page-layout-name="Master1-PPL2" draw:id="Slide-362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Terminology</text:span><text:span text:style-name="a880" text:class-names=""/></text:p>
          </draw:text-box>
          <svg:title/>
          <svg:desc/>
        </draw:frame>
        <draw:frame draw:id="id87" presentation:style-name="a1006" draw:name="Content Placeholder 4" svg:x="0.40551in" svg:y="1.4974in" svg:width="9.18898in" svg:height="3.15885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883" text:class-names="">Thread switch</text:span><text:span text:style-name="a884" text:class-names="">:</text:span><text:span text:style-name="a885" text:class-names=""><text:s text:c="1"/></text:span><text:span text:style-name="a886" text:class-names="">change</text:span><text:span text:style-name="a887" text:class-names=""><text:s text:c="1"/></text:span><text:span text:style-name="a888" text:class-names="">from</text:span><text:span text:style-name="a889" text:class-names=""><text:s text:c="1"/></text:span><text:span text:style-name="a890" text:class-names="">one</text:span><text:span text:style-name="a891" text:class-names=""><text:s text:c="1"/></text:span><text:span text:style-name="a892" text:class-names="">thread</text:span><text:span text:style-name="a893" text:class-names=""><text:s text:c="1"/></text:span><text:span text:style-name="a894" text:class-names="">of</text:span><text:span text:style-name="a895" text:class-names=""><text:s text:c="1"/></text:span><text:span text:style-name="a896" text:class-names="">execution</text:span><text:span text:style-name="a897" text:class-names=""><text:s text:c="1"/></text:span><text:span text:style-name="a898" text:class-names="">to</text:span><text:span text:style-name="a899" text:class-names=""><text:s text:c="1"/></text:span><text:span text:style-name="a900" text:class-names="">another</text:span><text:span text:style-name="a901" text:class-names=""/></text:p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4" text:class-names="">Does</text:span><text:span text:style-name="a905" text:class-names=""><text:s text:c="1"/></text:span><text:span text:style-name="a906" text:class-names="">n</text:span><text:span text:style-name="a907" text:class-names="">ot</text:span><text:span text:style-name="a908" text:class-names=""><text:s text:c="1"/></text:span><text:span text:style-name="a909" text:class-names="">require a change of protection domain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12" text:class-names="">Continue</text:span><text:span text:style-name="a913" text:class-names=""><text:s text:c="1"/></text:span><text:span text:style-name="a914" text:class-names="">running</text:span><text:span text:style-name="a915" text:class-names=""><text:s text:c="1"/></text:span><text:span text:style-name="a916" text:class-names="">in</text:span><text:span text:style-name="a917" text:class-names=""><text:s text:c="1"/></text:span><text:span text:style-name="a918" text:class-names="">the</text:span><text:span text:style-name="a919" text:class-names=""><text:s text:c="1"/></text:span><text:span text:style-name="a920" text:class-names="">same</text:span><text:span text:style-name="a921" text:class-names=""><text:s text:c="1"/></text:span><text:span text:style-name="a922" text:class-names="">address</text:span><text:span text:style-name="a923" text:class-names=""><text:s text:c="1"/></text:span><text:span text:style-name="a924" text:class-names="">space</text:span><text:span text:style-name="a925" text:class-names=""/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8" text:class-names="">Can change threads in<text:s text:c="1"/></text:span><text:span text:style-name="a929" text:class-names="">usermode</text:span><text:span text:style-name="a930" text:class-names=""><text:s text:c="1"/>or kernel mode</text:span></text:p>
                  </text:list-item>
                </text:list>
              </text:list-item>
            </text:list>
            <text:list text:style-name="a948">
              <text:list-item>
                <text:p text:style-name="a947" text:class-names="" text:cond-style-name=""><text:span text:style-name="a933" text:class-names="">Domain</text:span><text:span text:style-name="a934" text:class-names=""><text:s text:c="1"/></text:span><text:span text:style-name="a935" text:class-names="">crossing:</text:span><text:span text:style-name="a936" text:class-names=""><text:s text:c="1"/></text:span><text:span text:style-name="a937" text:class-names="">change</text:span><text:span text:style-name="a938" text:class-names=""><text:s text:c="1"/></text:span><text:span text:style-name="a939" text:class-names="">the</text:span><text:span text:style-name="a940" text:class-names=""><text:s text:c="1"/></text:span><text:span text:style-name="a941" text:class-names="">privilege</text:span><text:span text:style-name="a942" text:class-names=""><text:s text:c="1"/></text:span><text:span text:style-name="a943" text:class-names="">at</text:span><text:span text:style-name="a944" text:class-names=""><text:s text:c="1"/></text:span><text:span text:style-name="a945" text:class-names="">w</text:span><text:span text:style-name="a946" text:class-names="">hich the processor is executing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49" text:class-names="">Can</text:span><text:span text:style-name="a950" text:class-names=""><text:s text:c="1"/></text:span><text:span text:style-name="a951" text:class-names="">change</text:span><text:span text:style-name="a952" text:class-names=""><text:s text:c="1"/></text:span><text:span text:style-name="a953" text:class-names="">from</text:span><text:span text:style-name="a954" text:class-names=""><text:s text:c="1"/></text:span><text:span text:style-name="a955" text:class-names="">user</text:span><text:span text:style-name="a956" text:class-names=""><text:s text:c="1"/></text:span><text:span text:style-name="a957" text:class-names="">to</text:span><text:span text:style-name="a958" text:class-names=""><text:s text:c="1"/></text:span><text:span text:style-name="a959" text:class-names="">kernel</text:span><text:span text:style-name="a960" text:class-names=""/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Can change from kernel to user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6" text:class-names="">Re</text:span><text:span text:style-name="a967" text:class-names="">quires a trap or a return from trap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Requires an address space change (user to kernel or kernel to user)</text:span></text:p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3" text:class-names="">Process Switching:<text:s text:c="1"/></text:span><text:span text:style-name="a974" text:class-names="">Change execution in one (user) process to execution in another (user) process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Requires two domain crossing + a thread switch in the kernel</text:span></text:p>
                  </text:list-item>
                </text:list>
              </text:list-item>
            </text:list>
            <text:list text:style-name="a983">
              <text:list-item>
                <text:p text:style-name="a982" text:class-names="" text:cond-style-name=""><text:span text:style-name="a980" text:class-names="">Context Switching:<text:s text:c="1"/></text:span><text:span text:style-name="a981" text:class-names="">usage varies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ometimes used for either thread or process switch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987" text:class-names="">Sometimes</text:span><text:span text:style-name="a988" text:class-names=""><text:s text:c="1"/></text:span><text:span text:style-name="a989" text:class-names="">means</text:span><text:span text:style-name="a990" text:class-names=""><text:s text:c="1"/></text:span><text:span text:style-name="a991" text:class-names="">to</text:span><text:span text:style-name="a992" text:class-names=""><text:s text:c="1"/></text:span><text:span text:style-name="a993" text:class-names="">mean</text:span><text:span text:style-name="a994" text:class-names=""><text:s text:c="1"/></text:span><text:span text:style-name="a995" text:class-names="">only</text:span><text:span text:style-name="a996" text:class-names=""><text:s text:c="1"/></text:span><text:span text:style-name="a997" text:class-names="">process</text:span><text:span text:style-name="a998" text:class-names=""><text:s text:c="1"/></text:span><text:span text:style-name="a999" text:class-names="">switch</text:span><text:span text:style-name="a1000" text:class-names=""/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Rarely used to mean domain crossin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1008" draw:master-page-name="Master1-Layout2-obj-Title-and-Content" presentation:presentation-page-layout-name="Master1-PPL2" draw:id="Slide-363">
        <draw:frame draw:id="id88" presentation:style-name="a1012" draw:name="Title 1" svg:x="0.40551in" svg:y="0.29948in" svg:width="9.18898in" svg:height="1.08724in" presentation:class="title" presentation:placeholder="false">
          <draw:text-box>
            <text:p text:style-name="a1011" text:class-names="" text:cond-style-name=""><text:span text:style-name="a1009" text:class-names="">What can cause a trap?</text:span><text:span text:style-name="a1010" text:class-names=""/></text:p>
          </draw:text-box>
          <svg:title/>
          <svg:desc/>
        </draw:frame>
        <draw:frame draw:id="id89" presentation:style-name="a1091" draw:name="Content Placeholder 2" svg:x="0.40551in" svg:y="1.4974in" svg:width="9.18898in" svg:height="3.15885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3" text:class-names="">The thread request a trap:<text:s text:c="1"/></text:span><text:span text:style-name="a1014" text:class-names="">System Call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17" text:class-names="">Every</text:span><text:span text:style-name="a1018" text:class-names=""><text:s text:c="1"/></text:span><text:span text:style-name="a1019" text:class-names="">system</text:span><text:span text:style-name="a1020" text:class-names=""><text:s text:c="1"/></text:span><text:span text:style-name="a1021" text:class-names="">call</text:span><text:span text:style-name="a1022" text:class-names=""><text:s text:c="1"/></text:span><text:span text:style-name="a1023" text:class-names="">require</text:span><text:span text:style-name="a1024" text:class-names=""><text:s text:c="1"/></text:span><text:span text:style-name="a1025" text:class-names="">domain</text:span><text:span text:style-name="a1026" text:class-names=""><text:s text:c="1"/></text:span><text:span text:style-name="a1027" text:class-names="">crossing</text:span></text:p>
                  </text:list-item>
                </text:list>
              </text:list-item>
            </text:list>
            <text:list text:style-name="a1039">
              <text:list-item>
                <text:p text:style-name="a1038" text:class-names="" text:cond-style-name=""><text:span text:style-name="a1030" text:class-names="">The</text:span><text:span text:style-name="a1031" text:class-names=""><text:s text:c="1"/></text:span><text:span text:style-name="a1032" text:class-names="">thread</text:span><text:span text:style-name="a1033" text:class-names=""><text:s text:c="1"/></text:span><text:span text:style-name="a1034" text:class-names="">does</text:span><text:span text:style-name="a1035" text:class-names=""><text:s text:c="1"/></text:span><text:span text:style-name="a1036" text:class-names="">something bad:<text:s text:c="1"/></text:span><text:span text:style-name="a1037" text:class-names="">Exception</text:span></text:p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0" text:class-names="">e</text:span><text:span text:style-name="a1041" text:class-names="">.g.,</text:span><text:span text:style-name="a1042" text:class-names=""><text:s text:c="1"/></text:span><text:span text:style-name="a1043" text:class-names="">accessing</text:span><text:span text:style-name="a1044" text:class-names=""><text:s text:c="1"/></text:span><text:span text:style-name="a1045" text:class-names="">invalid</text:span><text:span text:style-name="a1046" text:class-names=""><text:s text:c="1"/></text:span><text:span text:style-name="a1047" text:class-names="">memory</text:span></text:p>
                  </text:list-item>
                </text:list>
              </text:list-item>
            </text:list>
            <text:list text:style-name="a1061">
              <text:list-item>
                <text:p text:style-name="a1060" text:class-names="" text:cond-style-name=""><text:span text:style-name="a1050" text:class-names="">An</text:span><text:span text:style-name="a1051" text:class-names=""><text:s text:c="1"/></text:span><text:span text:style-name="a1052" text:class-names="">external</text:span><text:span text:style-name="a1053" text:class-names=""><text:s text:c="1"/></text:span><text:span text:style-name="a1054" text:class-names="">event</text:span><text:span text:style-name="a1055" text:class-names=""><text:s text:c="1"/></text:span><text:span text:style-name="a1056" text:class-names="">happens:</text:span><text:span text:style-name="a1057" text:class-names=""><text:s text:c="1"/></text:span><text:span text:style-name="a1058" text:class-names="">Interrupt</text:span><text:span text:style-name="a1059" text:class-names=""/></text:p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2" text:class-names="">e</text:span><text:span text:style-name="a1063" text:class-names="">.g., timer, disk operation completes, network packet arrived etc.</text:span><text:span text:style-name="a1064" text:class-names=""/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67" text:class-names="">The kernel</text:span><text:span text:style-name="a1068" text:class-names=""><text:s text:c="1"/></text:span><text:span text:style-name="a1069" text:class-names="">handles</text:span><text:span text:style-name="a1070" text:class-names=""><text:s text:c="1"/></text:span><text:span text:style-name="a1071" text:class-names="">all</text:span><text:span text:style-name="a1072" text:class-names=""><text:s text:c="1"/></text:span><text:span text:style-name="a1073" text:class-names="">trap,</text:span><text:span text:style-name="a1074" text:class-names=""><text:s text:c="1"/></text:span><text:span text:style-name="a1075" text:class-names="">regardless</text:span><text:span text:style-name="a1076" text:class-names=""><text:s text:c="1"/></text:span><text:span text:style-name="a1077" text:class-names="">of</text:span><text:span text:style-name="a1078" text:class-names=""><text:s text:c="1"/></text:span><text:span text:style-name="a1079" text:class-names="">the</text:span><text:span text:style-name="a1080" text:class-names=""><text:s text:c="1"/></text:span><text:span text:style-name="a1081" text:class-names="">cause!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If the trap occurs during the execution of a user thread domain crossing happens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7" text:class-names="">If the kernel is already running there is no domain crossing</text:span><text:span text:style-name="a108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9" draw:style-name="a1093" draw:master-page-name="Master1-Layout2-obj-Title-and-Content" presentation:presentation-page-layout-name="Master1-PPL2" draw:id="Slide-364">
        <draw:frame draw:id="id90" presentation:style-name="a1097" draw:name="Title 1" svg:x="0.40551in" svg:y="0.29948in" svg:width="9.18898in" svg:height="1.08724in" presentation:class="title" presentation:placeholder="false">
          <draw:text-box>
            <text:p text:style-name="a1096" text:class-names="" text:cond-style-name=""><text:span text:style-name="a1094" text:class-names="">What does the kernel do on a trap?</text:span><text:span text:style-name="a1095" text:class-names=""/></text:p>
          </draw:text-box>
          <svg:title/>
          <svg:desc/>
        </draw:frame>
        <draw:frame draw:id="id91" presentation:style-name="a1180" draw:name="Content Placeholder 2" svg:x="0.40551in" svg:y="1.4974in" svg:width="9.18898in" svg:height="3.15885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098" text:class-names="">The kernel<text:s text:c="1"/></text:span><text:span text:style-name="a1099" text:class-names="">has to</text:span><text:span text:style-name="a1100" text:class-names=""><text:s text:c="1"/>find a stack on which to run:</text:span></text:p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If already in the kernel, it uses the same stack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06" text:class-names="">If</text:span><text:span text:style-name="a1107" text:class-names=""><text:s text:c="1"/></text:span><text:span text:style-name="a1108" text:class-names="">you</text:span><text:span text:style-name="a1109" text:class-names=""><text:s text:c="1"/></text:span><text:span text:style-name="a1110" text:class-names="">were</text:span><text:span text:style-name="a1111" text:class-names=""><text:s text:c="1"/></text:span><text:span text:style-name="a1112" text:class-names="">in</text:span><text:span text:style-name="a1113" text:class-names=""><text:s text:c="1"/></text:span><text:span text:style-name="a1114" text:class-names="">userland,</text:span><text:span text:style-name="a1115" text:class-names=""><text:s text:c="1"/></text:span><text:span text:style-name="a1116" text:class-names="">you</text:span><text:span text:style-name="a1117" text:class-names=""><text:s text:c="1"/></text:span><text:span text:style-name="a1118" text:class-names="">need</text:span><text:span text:style-name="a1119" text:class-names=""><text:s text:c="1"/></text:span><text:span text:style-name="a1120" text:class-names="">to</text:span><text:span text:style-name="a1121" text:class-names=""><text:s text:c="1"/></text:span><text:span text:style-name="a1122" text:class-names="">find</text:span><text:span text:style-name="a1123" text:class-names=""><text:s text:c="1"/></text:span><text:span text:style-name="a1124" text:class-names="">another</text:span><text:span text:style-name="a1125" text:class-names=""><text:s text:c="1"/></text:span><text:span text:style-name="a1126" text:class-names="">stack</text:span><text:span text:style-name="a1127" text:class-names=""><text:s text:c="1"/></text:span><text:span text:style-name="a1128" text:class-names="">to</text:span><text:span text:style-name="a1129" text:class-names=""><text:s text:c="1"/></text:span><text:span text:style-name="a1130" text:class-names="">run</text:span><text:span text:style-name="a1131" text:class-names=""><text:s text:c="1"/></text:span><text:span text:style-name="a1132" text:class-names="">on</text:span><text:span text:style-name="a1133" text:class-names=""/></text:p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This means that every userland thread as a corresponding kernel stack</text:span></text:p>
                  </text:list-item>
                </text:list>
              </text:list-item>
            </text:list>
            <text:list text:style-name="a1158">
              <text:list-item>
                <text:p text:style-name="a1157" text:class-names="" text:cond-style-name=""><text:span text:style-name="a1139" text:class-names="">Before</text:span><text:span text:style-name="a1140" text:class-names=""><text:s text:c="1"/></text:span><text:span text:style-name="a1141" text:class-names="">doing</text:span><text:span text:style-name="a1142" text:class-names=""><text:s text:c="1"/></text:span><text:span text:style-name="a1143" text:class-names="">anything</text:span><text:span text:style-name="a1144" text:class-names=""><text:s text:c="1"/></text:span><text:span text:style-name="a1145" text:class-names="">else,</text:span><text:span text:style-name="a1146" text:class-names=""><text:s text:c="1"/></text:span><text:span text:style-name="a1147" text:class-names="">the</text:span><text:span text:style-name="a1148" text:class-names=""><text:s text:c="1"/></text:span><text:span text:style-name="a1149" text:class-names="">kernel</text:span><text:span text:style-name="a1150" text:class-names=""><text:s text:c="1"/></text:span><text:span text:style-name="a1151" text:class-names="">save</text:span><text:span text:style-name="a1152" text:class-names=""><text:s text:c="1"/></text:span><text:span text:style-name="a1153" text:class-names="">the</text:span><text:span text:style-name="a1154" text:class-names=""><text:s text:c="1"/></text:span><text:span text:style-name="a1155" text:class-names="">states</text:span><text:span text:style-name="a1156" text:class-names=""/></text:p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We will saw how in a few slides</text:span></text:p>
                  </text:list-item>
                </text:list>
              </text:list-item>
            </text:list>
            <text:list text:style-name="a1175">
              <text:list-item>
                <text:p text:style-name="a1174" text:class-names="" text:cond-style-name=""><text:span text:style-name="a1162" text:class-names="">Figure</text:span><text:span text:style-name="a1163" text:class-names=""><text:s text:c="1"/></text:span><text:span text:style-name="a1164" text:class-names="">out</text:span><text:span text:style-name="a1165" text:class-names=""><text:s text:c="1"/></text:span><text:span text:style-name="a1166" text:class-names="">what</text:span><text:span text:style-name="a1167" text:class-names=""><text:s text:c="1"/></text:span><text:span text:style-name="a1168" text:class-names="">caused</text:span><text:span text:style-name="a1169" text:class-names=""><text:s text:c="1"/></text:span><text:span text:style-name="a1170" text:class-names="">the</text:span><text:span text:style-name="a1171" text:class-names=""><text:s text:c="1"/></text:span><text:span text:style-name="a1172" text:class-names="">trap</text:span><text:span text:style-name="a1173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6" text:class-names="">Do what need to be done</text:span><text:span text:style-name="a1177" text:class-names=""/></text:p>
              </text:list-item>
            </text:list>
          </draw:text-box>
          <svg:title/>
          <svg:desc/>
        </draw:frame>
      </draw:page>
      <draw:page draw:name="Slide110" draw:style-name="a1182" draw:master-page-name="Master1-Layout2-obj-Title-and-Content" presentation:presentation-page-layout-name="Master1-PPL2" draw:id="Slide-365">
        <draw:frame draw:id="id92" presentation:style-name="a1186" draw:name="Title 1" svg:x="0.40551in" svg:y="0.29948in" svg:width="9.18898in" svg:height="1.08724in" presentation:class="title" presentation:placeholder="false">
          <draw:text-box>
            <text:p text:style-name="a1185" text:class-names="" text:cond-style-name=""><text:span text:style-name="a1183" text:class-names="">Process switch</text:span><text:span text:style-name="a1184" text:class-names=""/></text:p>
          </draw:text-box>
          <svg:title/>
          <svg:desc/>
        </draw:frame>
        <draw:frame draw:id="id93" presentation:style-name="a1237" draw:name="Content Placeholder 2" svg:x="0.40551in" svg:y="1.4974in" svg:width="9.18898in" svg:height="3.15885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Change protection domain (user -&gt; kernel)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190" text:class-names="">Change</text:span><text:span text:style-name="a1191" text:class-names=""><text:s text:c="1"/></text:span><text:span text:style-name="a1192" text:class-names="">stack:</text:span><text:span text:style-name="a1193" text:class-names=""><text:s text:c="1"/></text:span><text:span text:style-name="a1194" text:class-names="">switch</text:span><text:span text:style-name="a1195" text:class-names=""><text:s text:c="1"/></text:span><text:span text:style-name="a1196" text:class-names="">from</text:span><text:span text:style-name="a1197" text:class-names=""><text:s text:c="1"/></text:span><text:span text:style-name="a1198" text:class-names="">user</text:span><text:span text:style-name="a1199" text:class-names=""><text:s text:c="1"/></text:span><text:span text:style-name="a1200" text:class-names="">stack</text:span><text:span text:style-name="a1201" text:class-names=""><text:s text:c="1"/></text:span><text:span text:style-name="a1202" text:class-names="">to</text:span><text:span text:style-name="a1203" text:class-names=""><text:s text:c="1"/></text:span><text:span text:style-name="a1204" text:class-names="">kernel</text:span><text:span text:style-name="a1205" text:class-names=""><text:s text:c="1"/></text:span><text:span text:style-name="a1206" text:class-names="">stack</text:span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Save execution state (on the kernel stack)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3" text:class-names="">Do</text:span><text:span text:style-name="a1214" text:class-names=""><text:s text:c="1"/></text:span><text:span text:style-name="a1215" text:class-names="">kernel</text:span><text:span text:style-name="a1216" text:class-names=""><text:s text:c="1"/></text:span><text:span text:style-name="a1217" text:class-names="">stuff</text:span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Switch (kernel) thread (we saw how in the previous video)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Restore user stack (belongs to the new process)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27" text:class-names="">Change</text:span><text:span text:style-name="a1228" text:class-names=""><text:s text:c="1"/></text:span><text:span text:style-name="a1229" text:class-names="">protection</text:span><text:span text:style-name="a1230" text:class-names=""><text:s text:c="1"/></text:span><text:span text:style-name="a1231" text:class-names="">domain</text:span><text:span text:style-name="a1232" text:class-names=""><text:s text:c="1"/></text:span><text:span text:style-name="a1233" text:class-names="">(kernel -&gt; user)</text:span><text:span text:style-name="a1234" text:class-names=""/></text:p>
              </text:list-item>
            </text:list>
          </draw:text-box>
          <svg:title/>
          <svg:desc/>
        </draw:frame>
      </draw:page>
      <draw:page draw:name="Slide111" draw:style-name="a1239" draw:master-page-name="Master1-Layout2-obj-Title-and-Content" presentation:presentation-page-layout-name="Master1-PPL2" draw:id="Slide-366">
        <draw:frame draw:id="id94" presentation:style-name="a1243" draw:name="Title 1" svg:x="0.40551in" svg:y="0.29948in" svg:width="9.18898in" svg:height="1.08724in" presentation:class="title" presentation:placeholder="false">
          <draw:text-box>
            <text:p text:style-name="a1242" text:class-names="" text:cond-style-name=""><text:span text:style-name="a1240" text:class-names="">Handling a Trap MIPS Hardware</text:span><text:span text:style-name="a1241" text:class-names=""/></text:p>
          </draw:text-box>
          <svg:title/>
          <svg:desc/>
        </draw:frame>
        <draw:frame draw:id="id95" presentation:style-name="a1321" draw:name="Content Placeholder 2" svg:x="0.40551in" svg:y="1.4974in" svg:width="9.18898in" svg:height="3.15885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4" text:class-names="">Upate</text:span><text:span text:style-name="a1245" text:class-names=""><text:s text:c="1"/>status register (CP0 $12):</text:span></text:p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8" text:class-names="">t</text:span><text:span text:style-name="a1249" text:class-names="">urn off interrupts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2" text:class-names="">p</text:span><text:span text:style-name="a1253" text:class-names="">ut processor</text:span><text:span text:style-name="a1254" text:class-names=""><text:s text:c="1"/></text:span><text:span text:style-name="a1255" text:class-names="">in</text:span><text:span text:style-name="a1256" text:class-names=""><text:s text:c="1"/></text:span><text:span text:style-name="a1257" text:class-names="">kernel</text:span><text:span text:style-name="a1258" text:class-names=""><text:s text:c="1"/></text:span><text:span text:style-name="a1259" text:class-names="">mode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2" text:class-names="">i</text:span><text:span text:style-name="a1263" text:class-names="">ndicate prior</text:span><text:span text:style-name="a1264" text:class-names=""><text:s text:c="1"/></text:span><text:span text:style-name="a1265" text:class-names="">state (interrupt on/off, previous mode user/kernel)</text:span></text:p>
                  </text:list-item>
                </text:list>
              </text:list-item>
            </text:list>
            <text:list text:style-name="a1276">
              <text:list-item>
                <text:p text:style-name="a1275" text:class-names="" text:cond-style-name=""><text:span text:style-name="a1268" text:class-names="">Set</text:span><text:span text:style-name="a1269" text:class-names=""><text:s text:c="1"/></text:span><text:span text:style-name="a1270" text:class-names="">cause</text:span><text:span text:style-name="a1271" text:class-names=""><text:s text:c="1"/></text:span><text:span text:style-name="a1272" text:class-names="">register</text:span><text:span text:style-name="a1273" text:class-names=""><text:s text:c="1"/></text:span><text:span text:style-name="a1274" text:class-names="">(CP0 $13):</text:span></text:p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7" text:class-names="">w</text:span><text:span text:style-name="a1278" text:class-names="">hat trap</text:span><text:span text:style-name="a1279" text:class-names=""><text:s text:c="1"/></text:span><text:span text:style-name="a1280" text:class-names="">happened</text:span></text:p>
                  </text:list-item>
                </text:list>
              </text:list-item>
            </text:list>
            <text:list text:style-name="a1293">
              <text:list-item>
                <text:p text:style-name="a1292" text:class-names="" text:cond-style-name=""><text:span text:style-name="a1283" text:class-names="">Set</text:span><text:span text:style-name="a1284" text:class-names=""><text:s text:c="1"/></text:span><text:span text:style-name="a1285" text:class-names="">the</text:span><text:span text:style-name="a1286" text:class-names=""><text:s text:c="1"/></text:span><text:span text:style-name="a1287" text:class-names="">exception</text:span><text:span text:style-name="a1288" text:class-names=""><text:s text:c="1"/></text:span><text:span text:style-name="a1289" text:class-names="">PC</text:span><text:span text:style-name="a1290" text:class-names=""><text:s text:c="1"/></text:span><text:span text:style-name="a1291" text:class-names="">(CP0 $14):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294" text:class-names="">The</text:span><text:span text:style-name="a1295" text:class-names=""><text:s text:c="1"/></text:span><text:span text:style-name="a1296" text:class-names="">address</text:span><text:span text:style-name="a1297" text:class-names=""><text:s text:c="1"/></text:span><text:span text:style-name="a1298" text:class-names="">to</text:span><text:span text:style-name="a1299" text:class-names=""><text:s text:c="1"/></text:span><text:span text:style-name="a1300" text:class-names="">return</text:span><text:span text:style-name="a1301" text:class-names=""><text:s text:c="1"/></text:span><text:span text:style-name="a1302" text:class-names="">to</text:span><text:span text:style-name="a1303" text:class-names=""><text:s text:c="1"/></text:span><text:span text:style-name="a1304" text:class-names="">after</text:span><text:span text:style-name="a1305" text:class-names=""><text:s text:c="1"/></text:span><text:span text:style-name="a1306" text:class-names="">the</text:span><text:span text:style-name="a1307" text:class-names=""><text:s text:c="1"/></text:span><text:span text:style-name="a1308" text:class-names="">trap</text:span><text:span text:style-name="a1309" text:class-names=""><text:s text:c="1"/></text:span><text:span text:style-name="a1310" text:class-names="">has</text:span><text:span text:style-name="a1311" text:class-names=""><text:s text:c="1"/></text:span><text:span text:style-name="a1312" text:class-names="">been</text:span><text:span text:style-name="a1313" text:class-names=""><text:s text:c="1"/></text:span><text:span text:style-name="a1314" text:class-names="">handled</text:span><text:span text:style-name="a1315" text:class-names=""/></text:p>
                  </text:list-item>
                </text:list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Set the PC to the address of the appropriate handler</text:span></text:p>
              </text:list-item>
            </text:list>
          </draw:text-box>
          <svg:title/>
          <svg:desc/>
        </draw:frame>
      </draw:page>
      <draw:page draw:name="Slide113" draw:style-name="a1323" draw:master-page-name="Master1-Layout3-cust-Title-Slide-White-and-Image" presentation:presentation-page-layout-name="Master1-PPL3" draw:id="Slide-368">
        <draw:frame draw:id="id96" presentation:style-name="a1341" draw:name="Content Placeholder 4" svg:x="0.40551in" svg:y="2.95443in" svg:width="5.75197in" svg:height="1.43701in" presentation:class="subtitl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Pause the video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27" text:class-names="">Open</text:span><text:span text:style-name="a1328" text:class-names=""><text:s text:c="1"/></text:span><text:span text:style-name="a1329" text:class-names="">kern/arch/</text:span><text:span text:style-name="a1330" text:class-names="">mips</text:span><text:span text:style-name="a1331" text:class-names="">/</text:span><text:span text:style-name="a1332" text:class-names="">locore</text:span><text:span text:style-name="a1333" text:class-names="">/exception-mips1.S</text:span><text:span text:style-name="a1334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Resume the video</text:span><text:span text:style-name="a1338" text:class-names=""/></text:p>
              </text:list-item>
            </text:list>
          </draw:text-box>
          <svg:title/>
          <svg:desc/>
        </draw:frame>
      </draw:page>
      <draw:page draw:name="Slide112" draw:style-name="a1343" draw:master-page-name="Master1-Layout2-obj-Title-and-Content" presentation:presentation-page-layout-name="Master1-PPL2" draw:id="Slide-367">
        <draw:frame draw:id="id97" presentation:style-name="a1347" draw:name="Title 1" svg:x="0.40551in" svg:y="0.29948in" svg:width="9.18898in" svg:height="1.08724in" presentation:class="title" presentation:placeholder="false">
          <draw:text-box>
            <text:p text:style-name="a1346" text:class-names="" text:cond-style-name=""><text:span text:style-name="a1344" text:class-names="">Handling a Trap MIPS Software</text:span><text:span text:style-name="a1345" text:class-names=""/></text:p>
          </draw:text-box>
          <svg:title/>
          <svg:desc/>
        </draw:frame>
        <draw:frame draw:id="id98" presentation:style-name="a1391" draw:name="Content Placeholder 2" svg:x="0.40551in" svg:y="1.4974in" svg:width="9.18898in" svg:height="3.15885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48" text:class-names="">In assembly (see<text:s text:c="1"/></text:span><text:span text:style-name="a1349" text:class-names="">kern/arch/</text:span><text:span text:style-name="a1350" text:class-names="">mips</text:span><text:span text:style-name="a1351" text:class-names="">/</text:span><text:span text:style-name="a1352" text:class-names="">locore</text:span><text:span text:style-name="a1353" text:class-names="">/exception-mips1.S</text:span><text:span text:style-name="a1354" text:class-names="">)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7" text:class-names="">Get status</text:span><text:span text:style-name="a1358" text:class-names=""><text:s text:c="1"/></text:span><text:span text:style-name="a1359" text:class-names="">register (line 107)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2" text:class-names="">Find</text:span><text:span text:style-name="a1363" text:class-names=""><text:s text:c="1"/></text:span><text:span text:style-name="a1364" text:class-names="">kernel</text:span><text:span text:style-name="a1365" text:class-names=""><text:s text:c="1"/></text:span><text:span text:style-name="a1366" text:class-names="">stack if needed (line 108-123)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Allocate trap frame (line 139-140)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2" text:class-names="">Save</text:span><text:span text:style-name="a1373" text:class-names=""><text:s text:c="1"/></text:span><text:span text:style-name="a1374" text:class-names="">states (line 166-264)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Load pointer to kernel global variables (line 270)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0" text:class-names="">Call</text:span><text:span text:style-name="a1381" text:class-names=""><text:s text:c="1"/></text:span><text:span text:style-name="a1382" text:class-names="">the trap handler</text:span><text:span text:style-name="a1383" text:class-names=""><text:s text:c="1"/></text:span><text:span text:style-name="a1384" text:class-names="">function</text:span><text:span text:style-name="a1385" text:class-names=""/></text:p>
                  </text:list-item>
                </text:list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From now on things are coded in C</text:span></text:p>
              </text:list-item>
            </text:list>
          </draw:text-box>
          <svg:title/>
          <svg:desc/>
        </draw:frame>
      </draw:page>
      <draw:page draw:name="Slide115" draw:style-name="a1393" draw:master-page-name="Master1-Layout3-cust-Title-Slide-White-and-Image" presentation:presentation-page-layout-name="Master1-PPL3" draw:id="Slide-370">
        <draw:frame draw:id="id99" presentation:style-name="a1412" draw:name="Content Placeholder 4" svg:x="0.40551in" svg:y="2.95443in" svg:width="5.75197in" svg:height="1.43701in" presentation:class="subtitl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Pause the video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397" text:class-names="">Open</text:span><text:span text:style-name="a1398" text:class-names=""><text:s text:c="1"/></text:span><text:span text:style-name="a1399" text:class-names="">kern/arch/</text:span><text:span text:style-name="a1400" text:class-names="">mips</text:span><text:span text:style-name="a1401" text:class-names="">/</text:span><text:span text:style-name="a1402" text:class-names="">locore</text:span><text:span text:style-name="a1403" text:class-names="">/</text:span><text:span text:style-name="a1404" text:class-names="">trap.c</text:span><text:span text:style-name="a1405" text:class-names=""/></text:p>
              </text:list-item>
            </text:list>
            <text:list text:style-name="a1411">
              <text:list-item>
                <text:p text:style-name="a1410" text:class-names="" text:cond-style-name=""><text:span text:style-name="a1408" text:class-names="">Resume the video</text:span><text:span text:style-name="a1409" text:class-names=""/></text:p>
              </text:list-item>
            </text:list>
          </draw:text-box>
          <svg:title/>
          <svg:desc/>
        </draw:frame>
      </draw:page>
      <draw:page draw:name="Slide114" draw:style-name="a1414" draw:master-page-name="Master1-Layout2-obj-Title-and-Content" presentation:presentation-page-layout-name="Master1-PPL2" draw:id="Slide-369">
        <draw:frame draw:id="id100" presentation:style-name="a1418" draw:name="Title 1" svg:x="0.40551in" svg:y="0.29948in" svg:width="9.18898in" svg:height="1.08724in" presentation:class="title" presentation:placeholder="false">
          <draw:text-box>
            <text:p text:style-name="a1417" text:class-names="" text:cond-style-name=""><text:span text:style-name="a1415" text:class-names="">Handling a Trap MIPS Software</text:span><text:span text:style-name="a1416" text:class-names=""/></text:p>
          </draw:text-box>
          <svg:title/>
          <svg:desc/>
        </draw:frame>
        <draw:frame draw:id="id101" presentation:style-name="a1491" draw:name="Content Placeholder 2" svg:x="0.40551in" svg:y="1.4974in" svg:width="9.18898in" svg:height="3.15885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19" text:class-names="">In C (</text:span><text:span text:style-name="a1420" text:class-names="">kern/arch/</text:span><text:span text:style-name="a1421" text:class-names="">mips</text:span><text:span text:style-name="a1422" text:class-names="">/</text:span><text:span text:style-name="a1423" text:class-names="">locore</text:span><text:span text:style-name="a1424" text:class-names="">/</text:span><text:span text:style-name="a1425" text:class-names="">trap.c</text:span><text:span text:style-name="a1426" text:class-names="">)</text:span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29" text:class-names="">Line 126</text:span><text:span text:style-name="a1430" text:class-names=""/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Does error handling (line 134-150)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36" text:class-names="">If</text:span><text:span text:style-name="a1437" text:class-names=""><text:s text:c="1"/></text:span><text:span text:style-name="a1438" text:class-names="">it</text:span><text:span text:style-name="a1439" text:class-names=""><text:s text:c="1"/></text:span><text:span text:style-name="a1440" text:class-names="">is</text:span><text:span text:style-name="a1441" text:class-names=""><text:s text:c="1"/></text:span><text:span text:style-name="a1442" text:class-names="">an</text:span><text:span text:style-name="a1443" text:class-names=""><text:s text:c="1"/></text:span><text:span text:style-name="a1444" text:class-names="">interrupt</text:span><text:span text:style-name="a1445" text:class-names=""><text:s text:c="1"/></text:span><text:span text:style-name="a1446" text:class-names="">handle</text:span><text:span text:style-name="a1447" text:class-names=""><text:s text:c="1"/></text:span><text:span text:style-name="a1448" text:class-names="">it</text:span><text:span text:style-name="a1449" text:class-names=""><text:s text:c="1"/></text:span><text:span text:style-name="a1450" text:class-names="">(line 153-199)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3" text:class-names="">Restore interrupt on/off states (line</text:span><text:span text:style-name="a1454" text:class-names=""><text:s text:c="1"/></text:span><text:span text:style-name="a1455" text:class-names="">212-213)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p text:style-name="a1478" text:class-names="" text:cond-style-name=""><text:span text:style-name="a1458" text:class-names="">Previously</text:span><text:span text:style-name="a1459" text:class-names=""><text:s text:c="1"/></text:span><text:span text:style-name="a1460" text:class-names="">we</text:span><text:span text:style-name="a1461" text:class-names=""><text:s text:c="1"/></text:span><text:span text:style-name="a1462" text:class-names="">did</text:span><text:span text:style-name="a1463" text:class-names=""><text:s text:c="1"/></text:span><text:span text:style-name="a1464" text:class-names="">not</text:span><text:span text:style-name="a1465" text:class-names=""><text:s text:c="1"/></text:span><text:span text:style-name="a1466" text:class-names="">want</text:span><text:span text:style-name="a1467" text:class-names=""><text:s text:c="1"/></text:span><text:span text:style-name="a1468" text:class-names="">to</text:span><text:span text:style-name="a1469" text:class-names=""><text:s text:c="1"/></text:span><text:span text:style-name="a1470" text:class-names="">be</text:span><text:span text:style-name="a1471" text:class-names=""><text:s text:c="1"/></text:span><text:span text:style-name="a1472" text:class-names="">interrupted while</text:span><text:span text:style-name="a1473" text:class-names=""><text:s text:c="1"/></text:span><text:span text:style-name="a1474" text:class-names="">potentially handling another</text:span><text:span text:style-name="a1475" text:class-names=""><text:s text:c="1"/></text:span><text:span text:style-name="a1476" text:class-names="">interrupt</text:span><text:span text:style-name="a1477" text:class-names=""/></text:p>
                      </text:list-item>
                    </text:list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Handle system call (line 215-226)</text:span></text:p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3" text:class-names="">Handle</text:span><text:span text:style-name="a1484" text:class-names=""><text:s text:c="1"/></text:span><text:span text:style-name="a1485" text:class-names="">exception cases</text:span><text:span text:style-name="a1486" text:class-names=""><text:s text:c="1"/></text:span><text:span text:style-name="a1487" text:class-names="">(line 233-347)</text:span><text:span text:style-name="a148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7" draw:style-name="a1493" draw:master-page-name="Master1-Layout3-cust-Title-Slide-White-and-Image" presentation:presentation-page-layout-name="Master1-PPL3" draw:id="Slide-372">
        <draw:frame draw:id="id102" presentation:style-name="a1512" draw:name="Content Placeholder 4" svg:x="0.40551in" svg:y="2.95443in" svg:width="5.75197in" svg:height="1.43701in" presentation:class="subtitle" presentation:placeholder="false">
          <draw:text-box>
            <text:list text:style-name="a1496">
              <text:list-item>
                <text:p text:style-name="a1495" text:class-names="" text:cond-style-name=""><text:span text:style-name="a1494" text:class-names="">Pause the video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497" text:class-names="">Open</text:span><text:span text:style-name="a1498" text:class-names=""><text:s text:c="1"/></text:span><text:span text:style-name="a1499" text:class-names="">kern/arch/</text:span><text:span text:style-name="a1500" text:class-names="">mips</text:span><text:span text:style-name="a1501" text:class-names="">/</text:span><text:span text:style-name="a1502" text:class-names="">syscall</text:span><text:span text:style-name="a1503" text:class-names="">/</text:span><text:span text:style-name="a1504" text:class-names="">syscall.c</text:span><text:span text:style-name="a1505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8" text:class-names="">Resume the video</text:span><text:span text:style-name="a1509" text:class-names=""/></text:p>
              </text:list-item>
            </text:list>
          </draw:text-box>
          <svg:title/>
          <svg:desc/>
        </draw:frame>
      </draw:page>
      <draw:page draw:name="Slide116" draw:style-name="a1514" draw:master-page-name="Master1-Layout2-obj-Title-and-Content" presentation:presentation-page-layout-name="Master1-PPL2" draw:id="Slide-371">
        <draw:frame draw:id="id103" presentation:style-name="a1518" draw:name="Title 1" svg:x="0.40551in" svg:y="0.29948in" svg:width="9.18898in" svg:height="1.08724in" presentation:class="title" presentation:placeholder="false">
          <draw:text-box>
            <text:p text:style-name="a1517" text:class-names="" text:cond-style-name=""><text:span text:style-name="a1515" text:class-names="">Handling a system call MIPS Software</text:span><text:span text:style-name="a1516" text:class-names=""/></text:p>
          </draw:text-box>
          <svg:title/>
          <svg:desc/>
        </draw:frame>
        <draw:frame draw:id="id104" presentation:style-name="a1579" draw:name="Content Placeholder 2" svg:x="0.40551in" svg:y="1.4974in" svg:width="9.18898in" svg:height="3.15885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19" text:class-names="">In C (</text:span><text:span text:style-name="a1520" text:class-names="">kern/arch/</text:span><text:span text:style-name="a1521" text:class-names="">mips</text:span><text:span text:style-name="a1522" text:class-names="">/</text:span><text:span text:style-name="a1523" text:class-names="">syscall</text:span><text:span text:style-name="a1524" text:class-names="">/</text:span><text:span text:style-name="a1525" text:class-names="">syscall.c</text:span><text:span text:style-name="a1526" text:class-names="">)</text:span></text:p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29" text:class-names="">Line 79</text:span><text:span text:style-name="a1530" text:class-names=""/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>Figure which system call to execute (line 102-118)</text:span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6" text:class-names="">Handle</text:span><text:span text:style-name="a1537" text:class-names=""><text:s text:c="1"/></text:span><text:span text:style-name="a1538" text:class-names="">errors (line 121-134)</text:span></text:p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41" text:class-names="">Update</text:span><text:span text:style-name="a1542" text:class-names=""><text:s text:c="1"/></text:span><text:span text:style-name="a1543" text:class-names="">PC</text:span><text:span text:style-name="a1544" text:class-names=""><text:s text:c="1"/></text:span><text:span text:style-name="a1545" text:class-names="">value</text:span><text:span text:style-name="a1546" text:class-names=""><text:s text:c="1"/></text:span><text:span text:style-name="a1547" text:class-names="">(line</text:span><text:span text:style-name="a1548" text:class-names=""><text:s text:c="1"/></text:span><text:span text:style-name="a1549" text:class-names="">141)</text:span><text:span text:style-name="a1550" text:class-names=""/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3" text:class-names="">We’re done!</text:span></text:p>
                  </text:list-item>
                </text:list>
              </text:list-item>
            </text:list>
            <text:list text:style-name="a1578">
              <text:list-item>
                <text:p text:style-name="a1577" text:class-names="" text:cond-style-name=""><text:span text:style-name="a1556" text:class-names="">You</text:span><text:span text:style-name="a1557" text:class-names=""><text:s text:c="1"/></text:span><text:span text:style-name="a1558" text:class-names="">will</text:span><text:span text:style-name="a1559" text:class-names=""><text:s text:c="1"/></text:span><text:span text:style-name="a1560" text:class-names="">need</text:span><text:span text:style-name="a1561" text:class-names=""><text:s text:c="1"/></text:span><text:span text:style-name="a1562" text:class-names="">to</text:span><text:span text:style-name="a1563" text:class-names=""><text:s text:c="1"/></text:span><text:span text:style-name="a1564" text:class-names="">modify</text:span><text:span text:style-name="a1565" text:class-names=""><text:s text:c="1"/></text:span><text:span text:style-name="a1566" text:class-names="">code</text:span><text:span text:style-name="a1567" text:class-names=""><text:s text:c="1"/></text:span><text:span text:style-name="a1568" text:class-names="">here</text:span><text:span text:style-name="a1569" text:class-names=""><text:s text:c="1"/></text:span><text:span text:style-name="a1570" text:class-names="">for</text:span><text:span text:style-name="a1571" text:class-names=""><text:s text:c="1"/></text:span><text:span text:style-name="a1572" text:class-names="">lab</text:span><text:span text:style-name="a1573" text:class-names=""><text:s text:c="1"/></text:span><text:span text:style-name="a1574" text:class-names="">7</text:span><text:span text:style-name="a1575" text:class-names="">.</text:span><text:span text:style-name="a1576" text:class-names=""/></text:p>
              </text:list-item>
            </text:list>
          </draw:text-box>
          <svg:title/>
          <svg:desc/>
        </draw:frame>
      </draw:page>
      <draw:page draw:name="Slide118" draw:style-name="a1581" draw:master-page-name="Master1-Layout2-obj-Title-and-Content" presentation:presentation-page-layout-name="Master1-PPL2" draw:id="Slide-373">
        <draw:frame draw:id="id105" presentation:style-name="a1587" draw:name="Title 1" svg:x="0.40551in" svg:y="0.29948in" svg:width="9.18898in" svg:height="1.08724in" presentation:class="title" presentation:placeholder="false">
          <draw:text-box>
            <text:p text:style-name="a1586" text:class-names="" text:cond-style-name=""><text:span text:style-name="a1582" text:class-names="">syscall</text:span><text:span text:style-name="a1583" text:class-names=""><text:s text:c="1"/>detail</text:span><text:span text:style-name="a1584" text:class-names="">s</text:span><text:span text:style-name="a1585" text:class-names=""/></text:p>
          </draw:text-box>
          <svg:title/>
          <svg:desc/>
        </draw:frame>
        <draw:frame draw:id="id106" presentation:style-name="a1663" draw:name="Content Placeholder 2" svg:x="0.40551in" svg:y="1.4974in" svg:width="9.18898in" svg:height="3.15885in" presentation:class="outline" presentation:placeholder="false">
          <draw:text-box>
            <text:list text:style-name="a1592">
              <text:list-item>
                <text:p text:style-name="a1591" text:class-names="" text:cond-style-name=""><text:span text:style-name="a1588" text:class-names="">Upon entry in<text:s text:c="1"/></text:span><text:span text:style-name="a1589" text:class-names="">syscall</text:span><text:span text:style-name="a1590" text:class-names=""/></text:p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593" text:class-names="">We are</text:span><text:span text:style-name="a1594" text:class-names=""><text:s text:c="1"/></text:span><text:span text:style-name="a1595" text:class-names="">in</text:span><text:span text:style-name="a1596" text:class-names=""><text:s text:c="1"/></text:span><text:span text:style-name="a1597" text:class-names="">supervisor</text:span><text:span text:style-name="a1598" text:class-names=""><text:s text:c="1"/></text:span><text:span text:style-name="a1599" text:class-names="">mode</text:span><text:span text:style-name="a1600" text:class-names=""/></text:p>
                  </text:list-item>
                </text:list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3" text:class-names="">The process states have been saved</text:span></text:p>
                  </text:list-item>
                </text:list>
              </text:list-item>
            </text:list>
            <text:list text:style-name="a1613">
              <text:list-item>
                <text:p text:style-name="a1612" text:class-names="" text:cond-style-name=""><text:span text:style-name="a1606" text:class-names="">System</text:span><text:span text:style-name="a1607" text:class-names=""><text:s text:c="1"/></text:span><text:span text:style-name="a1608" text:class-names="">call</text:span><text:span text:style-name="a1609" text:class-names=""><text:s text:c="1"/></text:span><text:span text:style-name="a1610" text:class-names="">details</text:span><text:span text:style-name="a1611" text:class-names=""/></text:p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4" text:class-names="">Where did we leave the arguments?</text:span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17" text:class-names="">How</text:span><text:span text:style-name="a1618" text:class-names=""><text:s text:c="1"/></text:span><text:span text:style-name="a1619" text:class-names="">do</text:span><text:span text:style-name="a1620" text:class-names=""><text:s text:c="1"/></text:span><text:span text:style-name="a1621" text:class-names="">we</text:span><text:span text:style-name="a1622" text:class-names=""><text:s text:c="1"/></text:span><text:span text:style-name="a1623" text:class-names="">know</text:span><text:span text:style-name="a1624" text:class-names=""><text:s text:c="1"/></text:span><text:span text:style-name="a1625" text:class-names="">which</text:span><text:span text:style-name="a1626" text:class-names=""><text:s text:c="1"/></text:span><text:span text:style-name="a1627" text:class-names="">system call to</text:span><text:span text:style-name="a1628" text:class-names=""><text:s text:c="1"/></text:span><text:span text:style-name="a1629" text:class-names="">execute?</text:span><text:span text:style-name="a1630" text:class-names=""/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Where do we return the error?</text:span></text:p>
                  </text:list-item>
                </text:list>
              </text:list-item>
            </text:list>
            <text:list text:style-name="a1655">
              <text:list-item>
                <text:p text:style-name="a1654" text:class-names="" text:cond-style-name=""><text:span text:style-name="a1636" text:class-names="">Do</text:span><text:span text:style-name="a1637" text:class-names=""><text:s text:c="1"/></text:span><text:span text:style-name="a1638" text:class-names="">we</text:span><text:span text:style-name="a1639" text:class-names=""><text:s text:c="1"/></text:span><text:span text:style-name="a1640" text:class-names="">need</text:span><text:span text:style-name="a1641" text:class-names=""><text:s text:c="1"/></text:span><text:span text:style-name="a1642" text:class-names="">to</text:span><text:span text:style-name="a1643" text:class-names=""><text:s text:c="1"/></text:span><text:span text:style-name="a1644" text:class-names="">do</text:span><text:span text:style-name="a1645" text:class-names=""><text:s text:c="1"/></text:span><text:span text:style-name="a1646" text:class-names="">anything</text:span><text:span text:style-name="a1647" text:class-names=""><text:s text:c="1"/></text:span><text:span text:style-name="a1648" text:class-names="">with</text:span><text:span text:style-name="a1649" text:class-names=""><text:s text:c="1"/></text:span><text:span text:style-name="a1650" text:class-names="">the</text:span><text:span text:style-name="a1651" text:class-names=""><text:s text:c="1"/></text:span><text:span text:style-name="a1652" text:class-names="">arguments?</text:span><text:span text:style-name="a1653" text:class-names=""/></text:p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>Where does data referenced by an argument lives?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59" text:class-names="">How do we get to it?</text:span><text:span text:style-name="a16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9" draw:style-name="a1665" draw:master-page-name="Master1-Layout2-obj-Title-and-Content" presentation:presentation-page-layout-name="Master1-PPL2" draw:id="Slide-374">
        <draw:frame draw:id="id107" presentation:style-name="a1671" draw:name="Title 1" svg:x="0.40551in" svg:y="0.29948in" svg:width="9.18898in" svg:height="1.08724in" presentation:class="title" presentation:placeholder="false">
          <draw:text-box>
            <text:p text:style-name="a1670" text:class-names="" text:cond-style-name=""><text:span text:style-name="a1666" text:class-names="">syscall</text:span><text:span text:style-name="a1667" text:class-names=""><text:s text:c="1"/>detail</text:span><text:span text:style-name="a1668" text:class-names="">s</text:span><text:span text:style-name="a1669" text:class-names=""/></text:p>
          </draw:text-box>
          <svg:title/>
          <svg:desc/>
        </draw:frame>
        <draw:frame draw:id="id108" presentation:style-name="a1747" draw:name="Content Placeholder 2" svg:x="0.40551in" svg:y="1.4974in" svg:width="9.18898in" svg:height="3.15885in" presentation:class="outline" presentation:placeholder="false">
          <draw:text-box>
            <text:list text:style-name="a1676">
              <text:list-item>
                <text:p text:style-name="a1675" text:class-names="" text:cond-style-name=""><text:span text:style-name="a1672" text:class-names="">Upon entry in<text:s text:c="1"/></text:span><text:span text:style-name="a1673" text:class-names="">syscall</text:span><text:span text:style-name="a1674" text:class-names=""/></text:p>
              </text:list-item>
            </text:list>
            <text:list text:style-name="a1686">
              <text:list-item>
                <text:list text:style-name="a1686">
                  <text:list-item>
                    <text:p text:style-name="a1685" text:class-names="" text:cond-style-name=""><text:span text:style-name="a1677" text:class-names="">We are</text:span><text:span text:style-name="a1678" text:class-names=""><text:s text:c="1"/></text:span><text:span text:style-name="a1679" text:class-names="">in</text:span><text:span text:style-name="a1680" text:class-names=""><text:s text:c="1"/></text:span><text:span text:style-name="a1681" text:class-names="">supervisor</text:span><text:span text:style-name="a1682" text:class-names=""><text:s text:c="1"/></text:span><text:span text:style-name="a1683" text:class-names="">mode</text:span><text:span text:style-name="a1684" text:class-names=""/></text:p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p text:style-name="a1688" text:class-names="" text:cond-style-name=""><text:span text:style-name="a1687" text:class-names="">The process states have been saved</text:span></text:p>
                  </text:list-item>
                </text:list>
              </text:list-item>
            </text:list>
            <text:list text:style-name="a1697">
              <text:list-item>
                <text:p text:style-name="a1696" text:class-names="" text:cond-style-name=""><text:span text:style-name="a1690" text:class-names="">System</text:span><text:span text:style-name="a1691" text:class-names=""><text:s text:c="1"/></text:span><text:span text:style-name="a1692" text:class-names="">call</text:span><text:span text:style-name="a1693" text:class-names=""><text:s text:c="1"/></text:span><text:span text:style-name="a1694" text:class-names="">details</text:span><text:span text:style-name="a1695" text:class-names=""/></text:p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>Where did we leave the arguments?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01" text:class-names="">How</text:span><text:span text:style-name="a1702" text:class-names=""><text:s text:c="1"/></text:span><text:span text:style-name="a1703" text:class-names="">do</text:span><text:span text:style-name="a1704" text:class-names=""><text:s text:c="1"/></text:span><text:span text:style-name="a1705" text:class-names="">we</text:span><text:span text:style-name="a1706" text:class-names=""><text:s text:c="1"/></text:span><text:span text:style-name="a1707" text:class-names="">know</text:span><text:span text:style-name="a1708" text:class-names=""><text:s text:c="1"/></text:span><text:span text:style-name="a1709" text:class-names="">which</text:span><text:span text:style-name="a1710" text:class-names=""><text:s text:c="1"/></text:span><text:span text:style-name="a1711" text:class-names="">system call to</text:span><text:span text:style-name="a1712" text:class-names=""><text:s text:c="1"/></text:span><text:span text:style-name="a1713" text:class-names="">execute?</text:span><text:span text:style-name="a1714" text:class-names=""/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Where do we return the error?</text:span></text:p>
                  </text:list-item>
                </text:list>
              </text:list-item>
            </text:list>
            <text:list text:style-name="a1739">
              <text:list-item>
                <text:p text:style-name="a1738" text:class-names="" text:cond-style-name=""><text:span text:style-name="a1720" text:class-names="">Do</text:span><text:span text:style-name="a1721" text:class-names=""><text:s text:c="1"/></text:span><text:span text:style-name="a1722" text:class-names="">we</text:span><text:span text:style-name="a1723" text:class-names=""><text:s text:c="1"/></text:span><text:span text:style-name="a1724" text:class-names="">need</text:span><text:span text:style-name="a1725" text:class-names=""><text:s text:c="1"/></text:span><text:span text:style-name="a1726" text:class-names="">to</text:span><text:span text:style-name="a1727" text:class-names=""><text:s text:c="1"/></text:span><text:span text:style-name="a1728" text:class-names="">do</text:span><text:span text:style-name="a1729" text:class-names=""><text:s text:c="1"/></text:span><text:span text:style-name="a1730" text:class-names="">anything</text:span><text:span text:style-name="a1731" text:class-names=""><text:s text:c="1"/></text:span><text:span text:style-name="a1732" text:class-names="">with</text:span><text:span text:style-name="a1733" text:class-names=""><text:s text:c="1"/></text:span><text:span text:style-name="a1734" text:class-names="">the</text:span><text:span text:style-name="a1735" text:class-names=""><text:s text:c="1"/></text:span><text:span text:style-name="a1736" text:class-names="">arguments?</text:span><text:span text:style-name="a1737" text:class-names=""/></text:p>
              </text:list-item>
            </text:list>
            <text:list text:style-name="a1742">
              <text:list-item>
                <text:list text:style-name="a1742">
                  <text:list-item>
                    <text:p text:style-name="a1741" text:class-names="" text:cond-style-name=""><text:span text:style-name="a1740" text:class-names="">Where does data referenced by an argument lives?</text:span></text:p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p text:style-name="a1745" text:class-names="" text:cond-style-name=""><text:span text:style-name="a1743" text:class-names="">How do we get to it?</text:span><text:span text:style-name="a174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73864in" svg:y="2.15909in" svg:width="3.93939in" svg:height="0.56818in" draw:id="id109" draw:style-name="a1753" draw:name="Speech Bubble: Rectangle 3">
          <svg:title/>
          <svg:desc/>
          <text:p text:style-name="a1752" text:class-names="" text:cond-style-name=""><text:span text:style-name="a1748" text:class-names="">First 4 in a0-a3, rest on the stack (</text:span><text:span text:style-name="a1749" text:class-names="">e.g.</text:span><text:span text:style-name="a1750" text:class-names=""><text:s text:c="1"/>line 104)</text:span><text:span text:style-name="a1751" text:class-names=""/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300 2430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120" draw:style-name="a1755" draw:master-page-name="Master1-Layout2-obj-Title-and-Content" presentation:presentation-page-layout-name="Master1-PPL2" draw:id="Slide-375">
        <draw:frame draw:id="id110" presentation:style-name="a1761" draw:name="Title 1" svg:x="0.40551in" svg:y="0.29948in" svg:width="9.18898in" svg:height="1.08724in" presentation:class="title" presentation:placeholder="false">
          <draw:text-box>
            <text:p text:style-name="a1760" text:class-names="" text:cond-style-name=""><text:span text:style-name="a1756" text:class-names="">syscall</text:span><text:span text:style-name="a1757" text:class-names=""><text:s text:c="1"/>detail</text:span><text:span text:style-name="a1758" text:class-names="">s</text:span><text:span text:style-name="a1759" text:class-names=""/></text:p>
          </draw:text-box>
          <svg:title/>
          <svg:desc/>
        </draw:frame>
        <draw:frame draw:id="id111" presentation:style-name="a1837" draw:name="Content Placeholder 2" svg:x="0.40551in" svg:y="1.4974in" svg:width="9.18898in" svg:height="3.15885in" presentation:class="outline" presentation:placeholder="false">
          <draw:text-box>
            <text:list text:style-name="a1766">
              <text:list-item>
                <text:p text:style-name="a1765" text:class-names="" text:cond-style-name=""><text:span text:style-name="a1762" text:class-names="">Upon entry in<text:s text:c="1"/></text:span><text:span text:style-name="a1763" text:class-names="">syscall</text:span><text:span text:style-name="a1764" text:class-names=""/></text:p>
              </text:list-item>
            </text:list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67" text:class-names="">We are</text:span><text:span text:style-name="a1768" text:class-names=""><text:s text:c="1"/></text:span><text:span text:style-name="a1769" text:class-names="">in</text:span><text:span text:style-name="a1770" text:class-names=""><text:s text:c="1"/></text:span><text:span text:style-name="a1771" text:class-names="">supervisor</text:span><text:span text:style-name="a1772" text:class-names=""><text:s text:c="1"/></text:span><text:span text:style-name="a1773" text:class-names="">mode</text:span><text:span text:style-name="a1774" text:class-names=""/></text:p>
                  </text:list-item>
                </text:list>
              </text:list-item>
            </text:list>
            <text:list text:style-name="a1779">
              <text:list-item>
                <text:list text:style-name="a1779">
                  <text:list-item>
                    <text:p text:style-name="a1778" text:class-names="" text:cond-style-name=""><text:span text:style-name="a1777" text:class-names="">The process states have been saved</text:span></text:p>
                  </text:list-item>
                </text:list>
              </text:list-item>
            </text:list>
            <text:list text:style-name="a1787">
              <text:list-item>
                <text:p text:style-name="a1786" text:class-names="" text:cond-style-name=""><text:span text:style-name="a1780" text:class-names="">System</text:span><text:span text:style-name="a1781" text:class-names=""><text:s text:c="1"/></text:span><text:span text:style-name="a1782" text:class-names="">call</text:span><text:span text:style-name="a1783" text:class-names=""><text:s text:c="1"/></text:span><text:span text:style-name="a1784" text:class-names="">details</text:span><text:span text:style-name="a1785" text:class-names=""/></text:p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><text:span text:style-name="a1788" text:class-names="">Where did we leave the arguments?</text:span></text:p>
                  </text:list-item>
                </text:list>
              </text:list-item>
            </text:list>
            <text:list text:style-name="a1806">
              <text:list-item>
                <text:list text:style-name="a1806">
                  <text:list-item>
                    <text:p text:style-name="a1805" text:class-names="" text:cond-style-name=""><text:span text:style-name="a1791" text:class-names="">How</text:span><text:span text:style-name="a1792" text:class-names=""><text:s text:c="1"/></text:span><text:span text:style-name="a1793" text:class-names="">do</text:span><text:span text:style-name="a1794" text:class-names=""><text:s text:c="1"/></text:span><text:span text:style-name="a1795" text:class-names="">we</text:span><text:span text:style-name="a1796" text:class-names=""><text:s text:c="1"/></text:span><text:span text:style-name="a1797" text:class-names="">know</text:span><text:span text:style-name="a1798" text:class-names=""><text:s text:c="1"/></text:span><text:span text:style-name="a1799" text:class-names="">which</text:span><text:span text:style-name="a1800" text:class-names=""><text:s text:c="1"/></text:span><text:span text:style-name="a1801" text:class-names="">system call to</text:span><text:span text:style-name="a1802" text:class-names=""><text:s text:c="1"/></text:span><text:span text:style-name="a1803" text:class-names="">execute?</text:span><text:span text:style-name="a1804" text:class-names=""/></text:p>
                  </text:list-item>
                </text:list>
              </text:list-item>
            </text:list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807" text:class-names="">Where do we return the error?</text:span></text:p>
                  </text:list-item>
                </text:list>
              </text:list-item>
            </text:list>
            <text:list text:style-name="a1829">
              <text:list-item>
                <text:p text:style-name="a1828" text:class-names="" text:cond-style-name=""><text:span text:style-name="a1810" text:class-names="">Do</text:span><text:span text:style-name="a1811" text:class-names=""><text:s text:c="1"/></text:span><text:span text:style-name="a1812" text:class-names="">we</text:span><text:span text:style-name="a1813" text:class-names=""><text:s text:c="1"/></text:span><text:span text:style-name="a1814" text:class-names="">need</text:span><text:span text:style-name="a1815" text:class-names=""><text:s text:c="1"/></text:span><text:span text:style-name="a1816" text:class-names="">to</text:span><text:span text:style-name="a1817" text:class-names=""><text:s text:c="1"/></text:span><text:span text:style-name="a1818" text:class-names="">do</text:span><text:span text:style-name="a1819" text:class-names=""><text:s text:c="1"/></text:span><text:span text:style-name="a1820" text:class-names="">anything</text:span><text:span text:style-name="a1821" text:class-names=""><text:s text:c="1"/></text:span><text:span text:style-name="a1822" text:class-names="">with</text:span><text:span text:style-name="a1823" text:class-names=""><text:s text:c="1"/></text:span><text:span text:style-name="a1824" text:class-names="">the</text:span><text:span text:style-name="a1825" text:class-names=""><text:s text:c="1"/></text:span><text:span text:style-name="a1826" text:class-names="">arguments?</text:span><text:span text:style-name="a1827" text:class-names=""/></text:p>
              </text:list-item>
            </text:list>
            <text:list text:style-name="a1832">
              <text:list-item>
                <text:list text:style-name="a1832">
                  <text:list-item>
                    <text:p text:style-name="a1831" text:class-names="" text:cond-style-name=""><text:span text:style-name="a1830" text:class-names="">Where does data referenced by an argument lives?</text:span></text:p>
                  </text:list-item>
                </text:list>
              </text:list-item>
            </text:list>
            <text:list text:style-name="a1836">
              <text:list-item>
                <text:list text:style-name="a1836">
                  <text:list-item>
                    <text:p text:style-name="a1835" text:class-names="" text:cond-style-name=""><text:span text:style-name="a1833" text:class-names="">How do we get to it?</text:span><text:span text:style-name="a183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9697in" svg:y="2.42803in" svg:width="3.93939in" svg:height="0.56818in" draw:id="id112" draw:style-name="a1842" draw:name="Speech Bubble: Rectangle 3">
          <svg:title/>
          <svg:desc/>
          <text:p text:style-name="a1841" text:class-names="" text:cond-style-name=""><text:span text:style-name="a1838" text:class-names="">Syscall</text:span><text:span text:style-name="a1839" text:class-names=""><text:s text:c="1"/>number in v0 (see line 89)</text:span><text:span text:style-name="a1840" text:class-names=""/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300 2430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121" draw:style-name="a1844" draw:master-page-name="Master1-Layout2-obj-Title-and-Content" presentation:presentation-page-layout-name="Master1-PPL2" draw:id="Slide-376">
        <draw:frame draw:id="id113" presentation:style-name="a1850" draw:name="Title 1" svg:x="0.40551in" svg:y="0.29948in" svg:width="9.18898in" svg:height="1.08724in" presentation:class="title" presentation:placeholder="false">
          <draw:text-box>
            <text:p text:style-name="a1849" text:class-names="" text:cond-style-name=""><text:span text:style-name="a1845" text:class-names="">syscall</text:span><text:span text:style-name="a1846" text:class-names=""><text:s text:c="1"/>detail</text:span><text:span text:style-name="a1847" text:class-names="">s</text:span><text:span text:style-name="a1848" text:class-names=""/></text:p>
          </draw:text-box>
          <svg:title/>
          <svg:desc/>
        </draw:frame>
        <draw:frame draw:id="id114" presentation:style-name="a1926" draw:name="Content Placeholder 2" svg:x="0.40551in" svg:y="1.4974in" svg:width="9.18898in" svg:height="3.15885in" presentation:class="outline" presentation:placeholder="false">
          <draw:text-box>
            <text:list text:style-name="a1855">
              <text:list-item>
                <text:p text:style-name="a1854" text:class-names="" text:cond-style-name=""><text:span text:style-name="a1851" text:class-names="">Upon entry in<text:s text:c="1"/></text:span><text:span text:style-name="a1852" text:class-names="">syscall</text:span><text:span text:style-name="a1853" text:class-names=""/></text:p>
              </text:list-item>
            </text:list>
            <text:list text:style-name="a1865">
              <text:list-item>
                <text:list text:style-name="a1865">
                  <text:list-item>
                    <text:p text:style-name="a1864" text:class-names="" text:cond-style-name=""><text:span text:style-name="a1856" text:class-names="">We are</text:span><text:span text:style-name="a1857" text:class-names=""><text:s text:c="1"/></text:span><text:span text:style-name="a1858" text:class-names="">in</text:span><text:span text:style-name="a1859" text:class-names=""><text:s text:c="1"/></text:span><text:span text:style-name="a1860" text:class-names="">supervisor</text:span><text:span text:style-name="a1861" text:class-names=""><text:s text:c="1"/></text:span><text:span text:style-name="a1862" text:class-names="">mode</text:span><text:span text:style-name="a1863" text:class-names=""/></text:p>
                  </text:list-item>
                </text:list>
              </text:list-item>
            </text:list>
            <text:list text:style-name="a1868">
              <text:list-item>
                <text:list text:style-name="a1868">
                  <text:list-item>
                    <text:p text:style-name="a1867" text:class-names="" text:cond-style-name=""><text:span text:style-name="a1866" text:class-names="">The process states have been saved</text:span></text:p>
                  </text:list-item>
                </text:list>
              </text:list-item>
            </text:list>
            <text:list text:style-name="a1876">
              <text:list-item>
                <text:p text:style-name="a1875" text:class-names="" text:cond-style-name=""><text:span text:style-name="a1869" text:class-names="">System</text:span><text:span text:style-name="a1870" text:class-names=""><text:s text:c="1"/></text:span><text:span text:style-name="a1871" text:class-names="">call</text:span><text:span text:style-name="a1872" text:class-names=""><text:s text:c="1"/></text:span><text:span text:style-name="a1873" text:class-names="">details</text:span><text:span text:style-name="a1874" text:class-names=""/></text:p>
              </text:list-item>
            </text:list>
            <text:list text:style-name="a1879">
              <text:list-item>
                <text:list text:style-name="a1879">
                  <text:list-item>
                    <text:p text:style-name="a1878" text:class-names="" text:cond-style-name=""><text:span text:style-name="a1877" text:class-names="">Where did we leave the arguments?</text:span></text:p>
                  </text:list-item>
                </text:list>
              </text:list-item>
            </text:list>
            <text:list text:style-name="a1895">
              <text:list-item>
                <text:list text:style-name="a1895">
                  <text:list-item>
                    <text:p text:style-name="a1894" text:class-names="" text:cond-style-name=""><text:span text:style-name="a1880" text:class-names="">How</text:span><text:span text:style-name="a1881" text:class-names=""><text:s text:c="1"/></text:span><text:span text:style-name="a1882" text:class-names="">do</text:span><text:span text:style-name="a1883" text:class-names=""><text:s text:c="1"/></text:span><text:span text:style-name="a1884" text:class-names="">we</text:span><text:span text:style-name="a1885" text:class-names=""><text:s text:c="1"/></text:span><text:span text:style-name="a1886" text:class-names="">know</text:span><text:span text:style-name="a1887" text:class-names=""><text:s text:c="1"/></text:span><text:span text:style-name="a1888" text:class-names="">which</text:span><text:span text:style-name="a1889" text:class-names=""><text:s text:c="1"/></text:span><text:span text:style-name="a1890" text:class-names="">system call to</text:span><text:span text:style-name="a1891" text:class-names=""><text:s text:c="1"/></text:span><text:span text:style-name="a1892" text:class-names="">execute?</text:span><text:span text:style-name="a1893" text:class-names=""/></text:p>
                  </text:list-item>
                </text:list>
              </text:list-item>
            </text:list>
            <text:list text:style-name="a1898">
              <text:list-item>
                <text:list text:style-name="a1898">
                  <text:list-item>
                    <text:p text:style-name="a1897" text:class-names="" text:cond-style-name=""><text:span text:style-name="a1896" text:class-names="">Where do we return the error?</text:span></text:p>
                  </text:list-item>
                </text:list>
              </text:list-item>
            </text:list>
            <text:list text:style-name="a1918">
              <text:list-item>
                <text:p text:style-name="a1917" text:class-names="" text:cond-style-name=""><text:span text:style-name="a1899" text:class-names="">Do</text:span><text:span text:style-name="a1900" text:class-names=""><text:s text:c="1"/></text:span><text:span text:style-name="a1901" text:class-names="">we</text:span><text:span text:style-name="a1902" text:class-names=""><text:s text:c="1"/></text:span><text:span text:style-name="a1903" text:class-names="">need</text:span><text:span text:style-name="a1904" text:class-names=""><text:s text:c="1"/></text:span><text:span text:style-name="a1905" text:class-names="">to</text:span><text:span text:style-name="a1906" text:class-names=""><text:s text:c="1"/></text:span><text:span text:style-name="a1907" text:class-names="">do</text:span><text:span text:style-name="a1908" text:class-names=""><text:s text:c="1"/></text:span><text:span text:style-name="a1909" text:class-names="">anything</text:span><text:span text:style-name="a1910" text:class-names=""><text:s text:c="1"/></text:span><text:span text:style-name="a1911" text:class-names="">with</text:span><text:span text:style-name="a1912" text:class-names=""><text:s text:c="1"/></text:span><text:span text:style-name="a1913" text:class-names="">the</text:span><text:span text:style-name="a1914" text:class-names=""><text:s text:c="1"/></text:span><text:span text:style-name="a1915" text:class-names="">arguments?</text:span><text:span text:style-name="a1916" text:class-names=""/></text:p>
              </text:list-item>
            </text:list>
            <text:list text:style-name="a1921">
              <text:list-item>
                <text:list text:style-name="a1921">
                  <text:list-item>
                    <text:p text:style-name="a1920" text:class-names="" text:cond-style-name=""><text:span text:style-name="a1919" text:class-names="">Where does data referenced by an argument lives?</text:span></text:p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p text:style-name="a1924" text:class-names="" text:cond-style-name=""><text:span text:style-name="a1922" text:class-names="">How do we get to it?</text:span><text:span text:style-name="a192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70455in" svg:y="2.3447in" svg:width="3.93939in" svg:height="0.91667in" draw:id="id115" draw:style-name="a1932" draw:name="Speech Bubble: Rectangle 3">
          <svg:title/>
          <svg:desc/>
          <text:p text:style-name="a1931" text:class-names="" text:cond-style-name=""><text:span text:style-name="a1927" text:class-names="">a3</text:span><text:span text:style-name="a1928" text:class-names=""><text:s text:c="1"/></text:span><text:span text:style-name="a1929" text:class-names="">indicate success/failure, v0 contains the error code (see 127 and 128)</text:span><text:span text:style-name="a1930" text:class-names=""/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300 2430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122" draw:style-name="a1934" draw:master-page-name="Master1-Layout2-obj-Title-and-Content" presentation:presentation-page-layout-name="Master1-PPL2" draw:id="Slide-377">
        <draw:frame draw:id="id116" presentation:style-name="a1940" draw:name="Title 1" svg:x="0.40551in" svg:y="0.29948in" svg:width="9.18898in" svg:height="1.08724in" presentation:class="title" presentation:placeholder="false">
          <draw:text-box>
            <text:p text:style-name="a1939" text:class-names="" text:cond-style-name=""><text:span text:style-name="a1935" text:class-names="">copyin</text:span><text:span text:style-name="a1936" text:class-names=""><text:s text:c="1"/>and<text:s text:c="1"/></text:span><text:span text:style-name="a1937" text:class-names="">copyout</text:span><text:span text:style-name="a1938" text:class-names=""/></text:p>
          </draw:text-box>
          <svg:title/>
          <svg:desc/>
        </draw:frame>
        <draw:frame draw:id="id117" presentation:style-name="a2013" draw:name="Content Placeholder 2" svg:x="0.40551in" svg:y="1.4974in" svg:width="9.18898in" svg:height="3.15885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41" text:class-names="">We’ve seen this in lab 5!</text:span></text:p>
              </text:list-item>
            </text:list>
            <text:list text:style-name="a1954">
              <text:list-item>
                <text:p text:style-name="a1953" text:class-names="" text:cond-style-name=""><text:span text:style-name="a1944" text:class-names="">Process</text:span><text:span text:style-name="a1945" text:class-names=""><text:s text:c="1"/></text:span><text:span text:style-name="a1946" text:class-names="">that</text:span><text:span text:style-name="a1947" text:class-names=""><text:s text:c="1"/></text:span><text:span text:style-name="a1948" text:class-names="">issues</text:span><text:span text:style-name="a1949" text:class-names=""><text:s text:c="1"/></text:span><text:span text:style-name="a1950" text:class-names="">system</text:span><text:span text:style-name="a1951" text:class-names=""><text:s text:c="1"/></text:span><text:span text:style-name="a1952" text:class-names="">calls with pointer argument cause two problems:</text:span></text:p>
              </text:list-item>
            </text:list>
            <text:list text:style-name="a1969">
              <text:list-item>
                <text:list text:style-name="a1969">
                  <text:list-item>
                    <text:p text:style-name="a1968" text:class-names="" text:cond-style-name=""><text:span text:style-name="a1955" text:class-names="">The</text:span><text:span text:style-name="a1956" text:class-names=""><text:s text:c="1"/></text:span><text:span text:style-name="a1957" text:class-names="">item</text:span><text:span text:style-name="a1958" text:class-names=""><text:s text:c="1"/></text:span><text:span text:style-name="a1959" text:class-names="">references</text:span><text:span text:style-name="a1960" text:class-names=""><text:s text:c="1"/></text:span><text:span text:style-name="a1961" text:class-names="">reside</text:span><text:span text:style-name="a1962" text:class-names=""><text:s text:c="1"/></text:span><text:span text:style-name="a1963" text:class-names="">in</text:span><text:span text:style-name="a1964" text:class-names=""><text:s text:c="1"/></text:span><text:span text:style-name="a1965" text:class-names="">the process address space (</text:span><text:span text:style-name="a1966" text:class-names="">i.e.</text:span><text:span text:style-name="a1967" text:class-names=""><text:s text:c="1"/>not in the kernel)</text:span></text:p>
                  </text:list-item>
                </text:list>
              </text:list-item>
            </text:list>
            <text:list text:style-name="a1983">
              <text:list-item>
                <text:list text:style-name="a1983">
                  <text:list-item>
                    <text:p text:style-name="a1982" text:class-names="" text:cond-style-name=""><text:span text:style-name="a1970" text:class-names="">Those</text:span><text:span text:style-name="a1971" text:class-names=""><text:s text:c="1"/></text:span><text:span text:style-name="a1972" text:class-names="">pointers</text:span><text:span text:style-name="a1973" text:class-names=""><text:s text:c="1"/></text:span><text:span text:style-name="a1974" text:class-names="">could</text:span><text:span text:style-name="a1975" text:class-names=""><text:s text:c="1"/></text:span><text:span text:style-name="a1976" text:class-names="">be</text:span><text:span text:style-name="a1977" text:class-names=""><text:s text:c="1"/></text:span><text:span text:style-name="a1978" text:class-names="">bad</text:span><text:span text:style-name="a1979" text:class-names=""><text:s text:c="1"/></text:span><text:span text:style-name="a1980" text:class-names="">addresses</text:span><text:span text:style-name="a1981" text:class-names=""/></text:p>
                  </text:list-item>
                </text:list>
              </text:list-item>
            </text:list>
            <text:list text:style-name="a1992">
              <text:list-item>
                <text:p text:style-name="a1991" text:class-names="" text:cond-style-name=""><text:span text:style-name="a1984" text:class-names="">Most kernel have a pair of routines to copy from user or copy to user (</text:span><text:span text:style-name="a1985" text:class-names="">copy_from_user</text:span><text:span text:style-name="a1986" text:class-names=""><text:s text:c="1"/></text:span><text:span text:style-name="a1987" text:class-names="">and<text:s text:c="1"/></text:span><text:span text:style-name="a1988" text:class-names="">copy_to_user</text:span><text:span text:style-name="a1989" text:class-names=""><text:s text:c="1"/></text:span><text:span text:style-name="a1990" text:class-names="">in Linux)</text:span></text:p>
              </text:list-item>
            </text:list>
            <text:list text:style-name="a1999">
              <text:list-item>
                <text:p text:style-name="a1998" text:class-names="" text:cond-style-name=""><text:span text:style-name="a1993" text:class-names="">In OS/161 they are called<text:s text:c="1"/></text:span><text:span text:style-name="a1994" text:class-names="">copyin</text:span><text:span text:style-name="a1995" text:class-names=""><text:s text:c="1"/>and<text:s text:c="1"/></text:span><text:span text:style-name="a1996" text:class-names="">copyout</text:span><text:span text:style-name="a1997" text:class-names=""/></text:p>
              </text:list-item>
            </text:list>
            <text:list text:style-name="a2007">
              <text:list-item>
                <text:list text:style-name="a2007">
                  <text:list-item>
                    <text:p text:style-name="a2006" text:class-names="" text:cond-style-name=""><text:span text:style-name="a2000" text:class-names="">copyin</text:span><text:span text:style-name="a2001" text:class-names="">: verify that the pointer is</text:span><text:span text:style-name="a2002" text:class-names=""><text:s text:c="1"/></text:span><text:span text:style-name="a2003" text:class-names="">valid</text:span><text:span text:style-name="a2004" text:class-names=""><text:s text:c="1"/></text:span><text:span text:style-name="a2005" text:class-names="">then copies data from a process address space to the kernel address space</text:span></text:p>
                  </text:list-item>
                </text:list>
              </text:list-item>
            </text:list>
            <text:list text:style-name="a2012">
              <text:list-item>
                <text:list text:style-name="a2012">
                  <text:list-item>
                    <text:p text:style-name="a2011" text:class-names="" text:cond-style-name=""><text:span text:style-name="a2008" text:class-names="">copyout</text:span><text:span text:style-name="a2009" text:class-names="">: verify that the pointer is valid then copies data from the kernel address space to a process address space</text:span><text:span text:style-name="a201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2015" draw:master-page-name="Master1-Layout5-cust-Title-Slide-Colour-and-Image" presentation:presentation-page-layout-name="Master1-PPL5" draw:id="Slide-359">
        <draw:frame draw:id="id118" presentation:style-name="a2019" draw:name="Title 6" svg:x="0.40551in" svg:y="1.74803in" svg:width="5.75197in" svg:height="1.20472in" presentation:class="title" presentation:placeholder="false">
          <draw:text-box>
            <text:p text:style-name="a2018" text:class-names="" text:cond-style-name=""><text:span text:style-name="a2016" text:class-names="">Thank you</text:span><text:span text:style-name="a20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1.jpeg" xlink:show="embed" xlink:actuate="onLoad"/>
    <draw:fill-image draw:name="a1392" xlink:href="media/image2.jpeg" xlink:show="embed" xlink:actuate="onLoad"/>
    <draw:fill-image draw:name="a1092" xlink:href="media/image1.jpeg" xlink:show="embed" xlink:actuate="onLoad"/>
    <draw:fill-image draw:name="a63" xlink:href="media/image3.jpeg" xlink:show="embed" xlink:actuate="onLoad"/>
    <draw:fill-image draw:name="a182" xlink:href="media/image4.jpeg" xlink:show="embed" xlink:actuate="onLoad"/>
    <draw:fill-image draw:name="a1342" xlink:href="media/image1.jpeg" xlink:show="embed" xlink:actuate="onLoad"/>
    <draw:fill-image draw:name="a1238" xlink:href="media/image1.jpeg" xlink:show="embed" xlink:actuate="onLoad"/>
    <draw:fill-image draw:name="a1413" xlink:href="media/image1.jpeg" xlink:show="embed" xlink:actuate="onLoad"/>
    <draw:fill-image draw:name="a1007" xlink:href="media/image1.jpeg" xlink:show="embed" xlink:actuate="onLoad"/>
    <draw:fill-image draw:name="a292" xlink:href="media/image4.jpeg" xlink:show="embed" xlink:actuate="onLoad"/>
    <draw:fill-image draw:name="a1754" xlink:href="media/image1.jpeg" xlink:show="embed" xlink:actuate="onLoad"/>
    <draw:fill-image draw:name="a1492" xlink:href="media/image2.jpeg" xlink:show="embed" xlink:actuate="onLoad"/>
    <draw:fill-image draw:name="a1933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2.jpeg" xlink:show="embed" xlink:actuate="onLoad"/>
    <draw:fill-image draw:name="a1513" xlink:href="media/image1.jpeg" xlink:show="embed" xlink:actuate="onLoad"/>
    <draw:fill-image draw:name="a1181" xlink:href="media/image1.jpeg" xlink:show="embed" xlink:actuate="onLoad"/>
    <draw:fill-image draw:name="a288" xlink:href="media/image5.jpeg" xlink:show="embed" xlink:actuate="onLoad"/>
    <draw:fill-image draw:name="a1322" xlink:href="media/image2.jpeg" xlink:show="embed" xlink:actuate="onLoad"/>
    <draw:fill-image draw:name="a871" xlink:href="media/image5.jpeg" xlink:show="embed" xlink:actuate="onLoad"/>
    <draw:fill-image draw:name="a233" xlink:href="media/image2.jpeg" xlink:show="embed" xlink:actuate="onLoad"/>
    <draw:fill-image draw:name="a2014" xlink:href="media/image5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1664" xlink:href="media/image1.jpeg" xlink:show="embed" xlink:actuate="onLoad"/>
    <draw:fill-image draw:name="a768" xlink:href="media/image1.jpeg" xlink:show="embed" xlink:actuate="onLoad"/>
    <draw:fill-image draw:name="a343" xlink:href="media/image5.jpeg" xlink:show="embed" xlink:actuate="onLoad"/>
    <draw:fill-image draw:name="a877" xlink:href="media/image1.jpeg" xlink:show="embed" xlink:actuate="onLoad"/>
    <draw:fill-image draw:name="a1843" xlink:href="media/image1.jpeg" xlink:show="embed" xlink:actuate="onLoad"/>
    <draw:fill-image draw:name="a114" xlink:href="media/image1.jpeg" xlink:show="embed" xlink:actuate="onLoad"/>
    <draw:fill-image draw:name="a1580" xlink:href="media/image1.jpeg" xlink:show="embed" xlink:actuate="onLoad"/>
    <draw:fill-image draw:name="a860" xlink:href="media/image3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2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2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2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2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2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2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2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2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2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2T07:57:23Z</dc:date>
    <meta:template xlink:href="password1" xlink:type="simple"/>
    <meta:editing-cycles>38</meta:editing-cycles>
    <meta:editing-duration>PT46058S</meta:editing-duration>
    <meta:document-statistic meta:paragraph-count="148" meta:word-count="1194"/>
  </office:meta>
</office:document-meta>
</file>